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Heading_20_2">
      <style:text-properties fo:language="es" fo:country="ES"/>
    </style:style>
    <style:style style:name="P3" style:family="paragraph" style:parent-style-name="Preformatted_20_Text">
      <style:text-properties fo:language="es" fo:country="ES"/>
    </style:style>
    <style:style style:name="P4" style:family="paragraph" style:parent-style-name="Standard">
      <style:text-properties fo:language="es" fo:country="ES"/>
    </style:style>
    <style:style style:name="P5" style:family="paragraph" style:parent-style-name="Text_20_body">
      <style:text-properties fo:language="es" fo:country="ES"/>
    </style:style>
    <style:style style:name="P6" style:family="paragraph" style:parent-style-name="Text_20_body">
      <style:text-properties fo:language="es" fo:country="ES" officeooo:paragraph-rsid="00069eba"/>
    </style:style>
    <style:style style:name="T1" style:family="text">
      <style:text-properties fo:language="es" fo:country="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h text:style-name="P2" text:outline-level="2"><text:bookmark text:name="3.1-¿qué-es-eso-de-la-inversión-del-control?"/>3.1 ¿Qué es eso de la inversión del control?</text:h>
      <text:p text:style-name="Text_20_body"><text:span text:style-name="T1">Aunque la plataforma Java provee de una gran cantidad de clases y funcionalidades para el desarrollo de aplicaciones, carece de los medios para organizar los bloques básicos en un todo coherente, dejando esta tarea para los arquitectos y desarrolladores. Si bien se pueden utilizar algunos patrones de diseño como </text:span><text:span text:style-name="Emphasis"><text:span text:style-name="T1">Factory</text:span></text:span><text:span text:style-name="T1">, </text:span><text:span text:style-name="Emphasis"><text:span text:style-name="T1">Abstract Factory</text:span></text:span><text:span text:style-name="T1">, </text:span><text:span text:style-name="Emphasis"><text:span text:style-name="T1">Builder</text:span></text:span><text:span text:style-name="T1">, </text:span><text:span text:style-name="Emphasis"><text:span text:style-name="T1">Decorator</text:span></text:span><text:span text:style-name="T1">, and </text:span><text:span text:style-name="Emphasis"><text:span text:style-name="T1">Service Locator</text:span></text:span><text:span text:style-name="T1"> para componer las diferentes clases y objetos de la aplicación, estos patrones son simplemente eso: </text:span><text:span text:style-name="Emphasis"><text:span text:style-name="T1">buenas prácticas</text:span></text:span><text:span text:style-name="T1">.</text:span></text:p>
      <text:p text:style-name="Text_20_body"><text:span text:style-name="T1">Una forma sencilla de explicar el concepto de </text:span><text:span text:style-name="Emphasis"><text:span text:style-name="T1">IoC</text:span></text:span><text:span text:style-name="T1"> (</text:span><text:span text:style-name="Emphasis"><text:span text:style-name="T1">Inversion of control</text:span></text:span><text:span text:style-name="T1">) es el </text:span><text:span text:style-name="Strong_20_Emphasis"><text:span text:style-name="T1">Principio de Hollywood</text:span></text:span><text:span text:style-name="T1">: </text:span></text:p>
      <text:p text:style-name="Quotations"><text:span text:style-name="Emphasis"><text:span text:style-name="T1">No nos llames; nosotros te llamaremos</text:span></text:span></text:p>
      <text:p text:style-name="Text_20_body"><text:span text:style-name="T1">La inversión de control es una forma de programar en la que el flujo de ejecución de un programa se invierte respecto a los métodos de programación tradicionales, en los que la interacción se expresa de forma imperativa realizando llamadas a procedimientos o funciones. De esta forma, para poder implementar la </text:span><text:span text:style-name="Emphasis"><text:span text:style-name="T1">IoC</text:span></text:span><text:span text:style-name="T1">, necesitamos un agente externo, normalmente llamado </text:span><text:span text:style-name="Emphasis"><text:span text:style-name="T1">contenedor</text:span></text:span><text:span text:style-name="T1">, que se encargará de realizar las conexiones necesarias entre las clases dependientes. Este agente externo será el encargado de controlar el flujo de la aplicación. De esa forma, podremos realiza la implementación de un código que esté débilmente acoplada.</text:span></text:p>
      <text:p text:style-name="P5">Para entender este cambio, vamos a utilizar un ejemplo con pseudocódigo (para no enmarañar el concepto con mucho código fuente innecesario). Imaginemos que estamos escribiendo un programa que tomar alguna información del usuario y que estamos usando la línea de comandos. Deberíamos hacer algo así:</text:p>
      <text:p text:style-name="Preformatted_20_Text"><text:span text:style-name="Source_20_Text"><text:span text:style-name="T1">escribir "¿Cuál es tu nombre?"</text:span></text:span></text:p>
      <text:p text:style-name="Preformatted_20_Text"><text:span text:style-name="Source_20_Text"><text:span text:style-name="T1">nombre &lt;- Introducir nombre por teclado</text:span></text:span></text:p>
      <text:p text:style-name="Preformatted_20_Text"><text:span text:style-name="Source_20_Text"><text:span text:style-name="T1">procesar_nombre(nombre)</text:span></text:span></text:p>
      <text:p text:style-name="Preformatted_20_Text"><text:span text:style-name="Source_20_Text"><text:span text:style-name="T1">escribir "¿Cuál es tu pregunta?"</text:span></text:span></text:p>
      <text:p text:style-name="Preformatted_20_Text"><text:span text:style-name="Source_20_Text"><text:span text:style-name="T1">pregunta &lt;- Introducir pregunta por teclado</text:span></text:span></text:p>
      <text:p text:style-name="P1"><text:span text:style-name="Source_20_Text"><text:span text:style-name="T1">procesa_pregunta(pregunta)</text:span></text:span></text:p>
      <text:p text:style-name="P6"/>
      <text:p text:style-name="P6"/>
      <text:p text:style-name="P6"/>
      <text:p text:style-name="P6"/>
      <text:p text:style-name="P6"/>
      <text:p text:style-name="P6"/>
      <text:p text:style-name="P6"/>
      <text:p text:style-name="P6"/>
      <text:p text:style-name="P6"/>
      <text:p text:style-name="P6"><text:soft-page-break/></text:p>
      <text:p text:style-name="P6">A lo largo de la interacción existente en el programa, el código es el que decide el flujo: decide cuando preguntar, cuando leer las respuestas así como cuando procesarlas.</text:p>
      <text:p text:style-name="P5">Supongamos ahora que queremos adaptar nuestro programa a un sistema gráfico de ventanas. Podríamos tener un código parecido al siguiente (se trata de otra simplificación en pseudocódigo, ya que este código implementado en Java necesitaría de bastantes líneas más):</text:p>
      <text:p text:style-name="Preformatted_20_Text"><text:span text:style-name="Source_20_Text"><text:span text:style-name="T1">importar ventanas, botones, campos_texto</text:span></text:span></text:p>
      <text:p text:style-name="P3"/>
      <text:p text:style-name="Preformatted_20_Text"><text:span text:style-name="Source_20_Text"><text:span text:style-name="T1">ventana_principal &lt;- crear nueva Ventana.</text:span></text:span></text:p>
      <text:p text:style-name="Preformatted_20_Text"><text:span text:style-name="Source_20_Text"><text:span text:style-name="T1">etiqueta_nombre &lt;- crear nueva etiqueta "¿Cuál es tu nombre?"</text:span></text:span></text:p>
      <text:p text:style-name="Preformatted_20_Text"><text:span text:style-name="Source_20_Text"><text:span text:style-name="T1">añadir a ventana_principal &lt;&lt; etiqueta_nombre</text:span></text:span></text:p>
      <text:p text:style-name="Preformatted_20_Text"><text:span text:style-name="Source_20_Text"><text:span text:style-name="T1">nombre &lt;- crear nuevo campo_texto</text:span></text:span></text:p>
      <text:p text:style-name="Preformatted_20_Text"><text:span text:style-name="Source_20_Text"><text:span text:style-name="T1">añadir a ventana_principal &lt;&lt; nombre</text:span></text:span></text:p>
      <text:p text:style-name="Preformatted_20_Text"><text:span text:style-name="Source_20_Text"><text:span text:style-name="T1">en_caso_de_evento('dejar foco') sobre nombre, procesar_nombre(nombre)</text:span></text:span></text:p>
      <text:p text:style-name="Preformatted_20_Text"><text:span text:style-name="Source_20_Text"><text:span text:style-name="T1">etiqueta_pregunta &lt;- crear nueva etiqueta "¿Cuál es tu pregunta?"</text:span></text:span></text:p>
      <text:p text:style-name="Preformatted_20_Text"><text:span text:style-name="Source_20_Text"><text:span text:style-name="T1">añadir a ventana_principal &lt;&lt; etiqueta_pregunta</text:span></text:span></text:p>
      <text:p text:style-name="Preformatted_20_Text"><text:span text:style-name="Source_20_Text"><text:span text:style-name="T1">pregunta &lt;- crear nuevo campo_texto</text:span></text:span></text:p>
      <text:p text:style-name="Preformatted_20_Text"><text:span text:style-name="Source_20_Text"><text:span text:style-name="T1">añadir a ventana_principal &lt;&lt; pregunta</text:span></text:span></text:p>
      <text:p text:style-name="Preformatted_20_Text"><text:span text:style-name="Source_20_Text"><text:span text:style-name="T1">en_caso_de_evento('dejar foco') sobre pregunta, procesar_pregunta(pregunta)</text:span></text:span></text:p>
      <text:p text:style-name="P1"><text:span text:style-name="Source_20_Text"><text:span text:style-name="T1">Ventanas.buclePrincipal</text:span></text:span></text:p>
      <text:p text:style-name="P5">Hay una gran diferencia entre el flujo del primer programa y de este segundo, en concreto, </text:p>
      <text:p text:style-name="P4"/>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2-14T16:26:23.422000000</dc:date>
    <meta:editing-duration>PT3M2S</meta:editing-duration>
    <meta:editing-cycles>6</meta:editing-cycles>
    <meta:document-statistic meta:table-count="0" meta:image-count="0" meta:object-count="0" meta:page-count="2" meta:paragraph-count="28" meta:word-count="425" meta:character-count="2942" meta:non-whitespace-character-count="2543"/>
  </office:meta>
</office:document-meta>
</file>